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"Carat-sama, stay back and watch. It is too
dangerous here."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"Not one second into battle, and I have been
designated for assignment..."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"Eheheh! Put bluntly, you'll only get in our
way!! Eheh! Eheh!!"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"Way to diss your own princess..."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"She's genuinely powerless, so I suppose
they have no choice..."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"All right, we just gotta push past those
two and hit Carat with all we've got!"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"We will not allow you to do that. A part
of our power will go to protecting Carat-sama
with a shield of Magic."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"Ohhh~! Sounds like a job for me! Eheheh!"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"Th-Then... I guess we just have to go after
those two first, huh..."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"They have a solid battle formation. This
battle will not be an easy one...!"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"I don't really get it, but I'm just gonna
leave the thinkin' to Reguma-kun, Okaaay!"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"Good. Stay calm and listen to my
instructions."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"And we'll be... sure to win!"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"Yeaaaaaaaaaaaaahhhhhhhhhh—————!!!"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8T18:44:32+02:00</meta:creation-date>
    <dc:date>2020-05-18T18:44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